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SharedLibrary.InstallSharedLibrary( AdminCommandsServiceMBean adminCommand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SharedLibrary.initBinder( HttpServletRequest request , ServletRequest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SharedLibrary.doSubmitAction( Object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